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663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5.826cm" svg:y="3.286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3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5.826cm" svg:y="2.65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5.57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5.826cm" svg:y="3.921cm">
          <draw:text-box>
            <text:p><text:span text:style-name="T1">operator</text:span></text:p>
          </draw:text-box>
        </draw:frame>
        <draw:custom-shape draw:style-name="gr2" draw:text-style-name="P2" draw:layer="layout" svg:width="0.203cm" svg:height="0.203cm" draw:transform="rotate (-3.14159265358979) translate (8.027cm 4.2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5.826cm" svg:y="5.191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5.5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8cm" svg:x="5.826cm" svg:y="4.556cm">
          <draw:text-box>
            <text:p><text:span text:style-name="T1">constant</text:span></text:p>
          </draw:text-box>
        </draw:frame>
        <draw:custom-shape draw:style-name="gr6" draw:text-style-name="P4" draw:layer="layout" svg:width="2.54cm" svg:height="3.937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5.572cm" svg:y="1.889cm">
          <draw:text-box>
            <text:p><text:span text:style-name="T2">Constra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5T16:44:43.581136341</dc:date>
    <meta:editing-duration>PT57M39S</meta:editing-duration>
    <meta:editing-cycles>16</meta:editing-cycles>
    <meta:generator>LibreOffice/4.4.1.2$Linux_X86_64 LibreOffice_project/40m0$Build-2</meta:generator>
    <meta:document-statistic meta:object-count="12"/>
  </office:meta>
</office:document-meta>
</file>